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Bahnschrift" svg:font-family="Bahnschrift"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Cascadia Code SemiBold" svg:font-family="'Cascadia Code SemiBold'" style:font-family-generic="modern" style:font-pitch="fixed"/>
    <style:font-face style:name="Cascadia Code SemiBold1" svg:font-family="'Cascadia Code SemiBold'" style:font-adornments="SemiBold" style:font-family-generic="modern" style:font-pitch="fixed"/>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MV Boli" svg:font-family="'MV Boli'" style:font-pitch="variable"/>
    <style:font-face style:name="Microsoft PhagsPa" svg:font-family="'Microsoft PhagsPa'"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Nirmala UI" svg:font-family="'Nirmala UI'" style:font-family-generic="swiss" style:font-pitch="variable"/>
    <style:font-face style:name="OpenSymbol" svg:font-family="OpenSymbol" style:font-charset="x-symbol"/>
    <style:font-face style:name="Segoe UI" svg:font-family="'Segoe UI'" style:font-family-generic="swiss" style:font-pitch="variable"/>
    <style:font-face style:name="Source Sans Pro" svg:font-family="'Source Sans Pro'" style:font-family-generic="swiss" style:font-pitch="variable"/>
    <style:font-face style:name="apple-system" svg:font-family="apple-system, BlinkMacSystemFont, 'Segoe UI', Roboto, 'Noto Sans', Ubuntu, 'Droid Sans', 'Helvetica Neue', sans-serif"/>
  </office:font-face-decls>
  <office:automatic-styles>
    <style:style style:name="P1" style:family="paragraph" style:parent-style-name="Heading_20_1">
      <style:text-properties style:font-name="Arial1" fo:language="it" fo:country="IT" officeooo:paragraph-rsid="001223f9"/>
    </style:style>
    <style:style style:name="P2" style:family="paragraph" style:parent-style-name="Heading_20_1">
      <style:text-properties style:font-name="Arial1" fo:language="it" fo:country="IT"/>
    </style:style>
    <style:style style:name="P3" style:family="paragraph" style:parent-style-name="Heading_20_4">
      <style:text-properties style:font-name="Arial1" fo:language="it" fo:country="IT" officeooo:rsid="001223f9" officeooo:paragraph-rsid="001223f9"/>
    </style:style>
    <style:style style:name="P4" style:family="paragraph" style:parent-style-name="Heading_20_4">
      <style:text-properties officeooo:paragraph-rsid="001223f9"/>
    </style:style>
    <style:style style:name="P5" style:family="paragraph" style:parent-style-name="Subtitle">
      <style:text-properties style:font-name="Arial1" fo:language="it" fo:country="IT" fo:font-style="normal" officeooo:rsid="001223f9" officeooo:paragraph-rsid="001223f9" style:font-style-asian="normal" style:font-style-complex="normal"/>
    </style:style>
    <style:style style:name="P6" style:family="paragraph" style:parent-style-name="Text_20_body">
      <style:text-properties officeooo:paragraph-rsid="001223f9"/>
    </style:style>
    <style:style style:name="P7" style:family="paragraph" style:parent-style-name="Text_20_body">
      <style:text-properties style:font-name="Arial1" fo:language="it" fo:country="IT" officeooo:paragraph-rsid="001223f9"/>
    </style:style>
    <style:style style:name="P8" style:family="paragraph" style:parent-style-name="Text_20_body">
      <style:text-properties style:font-name="Arial1" fo:language="it" fo:country="IT" officeooo:rsid="001223f9" officeooo:paragraph-rsid="001223f9"/>
    </style:style>
    <style:style style:name="P9" style:family="paragraph" style:parent-style-name="Text_20_body" style:list-style-name="L10">
      <style:text-properties style:font-name="Arial1" fo:language="it" fo:country="IT" officeooo:rsid="001223f9" officeooo:paragraph-rsid="001223f9"/>
    </style:style>
    <style:style style:name="P10" style:family="paragraph" style:parent-style-name="Text_20_body" style:list-style-name="L3">
      <style:text-properties style:font-name="Arial1" fo:language="it" fo:country="IT" fo:font-weight="bold" officeooo:rsid="001223f9" officeooo:paragraph-rsid="001223f9" style:font-weight-asian="bold" style:font-weight-complex="bold"/>
    </style:style>
    <style:style style:name="P11" style:family="paragraph" style:parent-style-name="Text_20_body" style:list-style-name="L3">
      <style:text-properties style:font-name="Arial1" fo:language="it" fo:country="IT" fo:font-style="italic" officeooo:rsid="001223f9" officeooo:paragraph-rsid="001223f9" style:font-style-asian="italic" style:font-style-complex="italic"/>
    </style:style>
    <style:style style:name="P12" style:family="paragraph" style:parent-style-name="Text_20_body" style:list-style-name="L7">
      <style:text-properties style:font-name="Arial1" fo:language="it" fo:country="IT" fo:font-style="italic" officeooo:rsid="001223f9" officeooo:paragraph-rsid="001223f9" style:font-style-asian="italic" style:font-style-complex="italic"/>
    </style:style>
    <style:style style:name="P13" style:family="paragraph" style:parent-style-name="Text_20_body">
      <style:text-properties style:font-name="Arial1" fo:language="it" fo:country="IT" fo:font-style="italic" officeooo:rsid="001223f9" officeooo:paragraph-rsid="001223f9" style:font-style-asian="italic" style:font-style-complex="italic"/>
    </style:style>
    <style:style style:name="P14" style:family="paragraph" style:parent-style-name="Text_20_body" style:list-style-name="L8">
      <style:text-properties style:font-name="Arial1" fo:language="it" fo:country="IT" officeooo:paragraph-rsid="001223f9"/>
    </style:style>
    <style:style style:name="P15" style:family="paragraph" style:parent-style-name="Text_20_body" style:list-style-name="L11">
      <style:text-properties style:font-name="Arial1" fo:language="it" fo:country="IT" officeooo:paragraph-rsid="001223f9"/>
    </style:style>
    <style:style style:name="P16" style:family="paragraph" style:parent-style-name="Text_20_body">
      <style:text-properties style:font-name="Arial1" fo:language="it" fo:country="IT" officeooo:rsid="00141839" officeooo:paragraph-rsid="00141839"/>
    </style:style>
    <style:style style:name="P17" style:family="paragraph" style:parent-style-name="Text_20_body" style:list-style-name="L12">
      <style:text-properties officeooo:paragraph-rsid="00141839"/>
    </style:style>
    <style:style style:name="P18" style:family="paragraph" style:parent-style-name="Text_20_body" style:list-style-name="L12">
      <style:text-properties officeooo:rsid="00141839" officeooo:paragraph-rsid="00141839"/>
    </style:style>
    <style:style style:name="P19" style:family="paragraph" style:parent-style-name="Title">
      <style:text-properties style:font-name="Arial1" fo:language="it" fo:country="IT" officeooo:rsid="001223f9" officeooo:paragraph-rsid="001223f9"/>
    </style:style>
    <style:style style:name="T1" style:family="text">
      <style:text-properties officeooo:rsid="001223f9"/>
    </style:style>
    <style:style style:name="T2" style:family="text">
      <style:text-properties style:font-name="Arial1" fo:language="it" fo:country="IT"/>
    </style:style>
    <style:style style:name="T3" style:family="text">
      <style:text-properties style:font-name="Arial1" fo:language="it" fo:country="IT" officeooo:rsid="001223f9"/>
    </style:style>
    <style:style style:name="T4" style:family="text">
      <style:text-properties style:font-name="Arial1" fo:language="it" fo:country="IT" officeooo:rsid="00141839"/>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14183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ogetto Base Antartide</text:p>
      <text:p text:style-name="P5">Stage EURIS 2023 - Team Charmender</text:p>
      <text:h text:style-name="P1" text:outline-level="1"><text:bookmark-start text:name="__RefHeading___Toc101_3762530409"/>Abstract<text:bookmark-end text:name="__RefHeading___Toc101_3762530409"/></text:h>
      <text:p text:style-name="P7"/>
      <text:p text:style-name="P8">La Stazione Concordia, centro di ricerca internazionale situato in antartide, ha richiesto una applicazione per gestire lo scambio di informazioni tra la comunità scientifica internazionale e il gruppo di ricerca presso la base scientifica, l’applicazione permetterà di:</text:p>
      <text:p text:style-name="P8">- dare visibilità circa l’avanzamento degli esperimenti a livello macroscopico</text:p>
      <text:p text:style-name="P8">- gestire a livello puntuale ogni songolo esperimento, con la possiblità di lasciare commenti e di definirne le caratteristiche</text:p>
      <text:p text:style-name="P8">L’applicazione sarà fruibile dal personale della base scientifica con <text:s/>dei tablet, strumento con il quale possono sia consultare che fare modifiche agli esperimenti.</text:p>
      <text:p text:style-name="P8">L’applicazione dovrà altresì gestire la conciliazione dei dati tra le richieste sugli esperimenti che arrivano dalla comunità scientifica e l’aggirnamento degli stessi da parte dei ricercatori della stazione perché la connessione internet <text:span text:style-name="T7">(fornita tramite satellite) </text:span>è disponibilie per un lasso di tempo breve durante il giorno.</text:p>
      <text:h text:style-name="P2" text:outline-level="1"><text:bookmark-start text:name="__RefHeading___Toc103_3762530409"/>Requisiti<text:bookmark-end text:name="__RefHeading___Toc103_3762530409"/></text:h>
      <text:p text:style-name="Text_20_body"><text:span text:style-name="T2"/></text:p>
      <text:h text:style-name="P4" text:outline-level="4"><text:span text:style-name="T3">1. Allineare la base scientifica alle richieste</text:span></text:h>
      <text:p text:style-name="P6"><text:span text:style-name="T3">Quando la connessione internet è disponibile bisogna riversare i dati relativi alle richieste sui sistemi informativi della Concordia. Le richieste esterne vengono veicolate alla base tramite API Trello.</text:span></text:p>
      <text:p text:style-name="P8">Trello è una web app che permette di organizzare il maniera schematica e dinamica il flusso di lavoro tra più persone ed ha a disposizione vari strumenti e modelli per organizzare le attività, di seguito i soli <text:span text:style-name="T6">dati</text:span> di interesse, con relativi <text:span text:style-name="T5">attributi</text:span>, che si vogliono tener in considerazione:</text:p>
      <text:list text:style-name="L3">
        <text:list-item>
          <text:p text:style-name="P10">Lista</text:p>
          <text:list>
            <text:list-item>
              <text:p text:style-name="P11">Titolo</text:p>
            </text:list-item>
          </text:list>
        </text:list-item>
        <text:list-item>
          <text:p text:style-name="P10">Scheda</text:p>
          <text:list>
            <text:list-item>
              <text:p text:style-name="P11">Titolo</text:p>
            </text:list-item>
            <text:list-item>
              <text:p text:style-name="P11"><text:soft-page-break/>Descrizione</text:p>
            </text:list-item>
            <text:list-item>
              <text:p text:style-name="P11">Scadenza (se presente)</text:p>
            </text:list-item>
            <text:list-item>
              <text:p text:style-name="P11">Priorità</text:p>
            </text:list-item>
            <text:list-item>
              <text:p text:style-name="P11">Ultimo commento</text:p>
            </text:list-item>
          </text:list>
        </text:list-item>
      </text:list>
      <text:list text:style-name="L7">
        <text:list-item>
          <text:list>
            <text:list-item>
              <text:p text:style-name="P12">Responsabile dell’esperimento (se presente)</text:p>
            </text:list-item>
          </text:list>
        </text:list-item>
      </text:list>
      <text:p text:style-name="P13"/>
      <text:h text:style-name="P3" text:outline-level="4">2. Allineare la base scientifica alle richieste</text:h>
      <text:p text:style-name="P6"><text:span text:style-name="T3">Gli scienziati devono poter modificare gli esperimenti (scheda) assegnati in ogni istante del giorno, indipendentemente dalla disponibilità della connessione ad internet. Di seguito le uniche azioni eseguibili dagli scienziati sulle singole schede:</text:span></text:p>
      <text:list text:style-name="L8">
        <text:list-item>
          <text:p text:style-name="P14"><text:span text:style-name="T1">aggiungere un commento</text:span></text:p>
        </text:list-item>
        <text:list-item>
          <text:p text:style-name="P14"><text:span text:style-name="T1">cambiare lo stato di avanzamento (lista) dell’esperimento</text:span></text:p>
        </text:list-item>
      </text:list>
      <text:p text:style-name="P7"/>
      <text:h text:style-name="P3" text:outline-level="4">3. Allineare centri di ricerca</text:h>
      <text:p text:style-name="P7">La <text:span text:style-name="T1">comunità scientifica internazionale</text:span> <text:span text:style-name="T1">deve ricevere tramite Trello API gli aggiornamenti sulle schede degli esperimenti modificate dagli scienziati.</text:span></text:p>
      <text:p text:style-name="P7"/>
      <text:h text:style-name="P3" text:outline-level="4">4. Dispositivi in dotazione</text:h>
      <text:p text:style-name="P7">Gli scienziati hanno a disposizione dei tablet con i quali sono connessi alla rete locale della base e con i quali, oltre tener traccia degli avanzamenti dei task assegnati, hanno in evidenza i task non conclusi con questo ordine:</text:p>
      <text:list text:style-name="L10">
        <text:list-item>
          <text:p text:style-name="P9">esperimenti ad alta priorità</text:p>
        </text:list-item>
        <text:list-item>
          <text:p text:style-name="P9">esperimenti con scadenza &lt; 5 giorni</text:p>
        </text:list-item>
        <text:list-item>
          <text:p text:style-name="P9">esperimenti a media priorità</text:p>
        </text:list-item>
        <text:list-item>
          <text:p text:style-name="P9">esperimenti a bassa priorità</text:p>
        </text:list-item>
      </text:list>
      <text:p text:style-name="P8"/>
      <text:h text:style-name="P3" text:outline-level="4">5. Requisiti non funzionali</text:h>
      <text:list xml:id="list3559890823" text:style-name="L11">
        <text:list-item>
          <text:p text:style-name="P15"><text:span text:style-name="T7">P</text:span>arametrizzare i valori con i quali avviene l'allineamneto poichè l'orario e la finestra di tempo di passaggio del satellite, e quindi della connessione con il resto del mondo, varia in base al periodo</text:p>
        </text:list-item>
        <text:list-item>
          <text:p text:style-name="P15"><text:soft-page-break/><text:span text:style-name="T7">D</text:span>efinire già i valori al punto <text:span text:style-name="T7">1</text:span> per poter coprire tutto l'anno solare senza dover metter mano al codice una volta deployato sui sistemi della concordia</text:p>
        </text:list-item>
      </text:list>
      <text:h text:style-name="P2" text:outline-level="1"><text:bookmark-start text:name="__RefHeading___Toc105_3762530409"/>Contratti REST<text:bookmark-end text:name="__RefHeading___Toc105_3762530409"/></text:h>
      <text:p text:style-name="P7"/>
      <text:p text:style-name="P8">Elenco dei servizi richiesti</text:p>
      <text:h text:style-name="P2" text:outline-level="1"><text:bookmark-start text:name="__RefHeading___Toc107_3762530409"/>Soluzione Proposta<text:bookmark-end text:name="__RefHeading___Toc107_3762530409"/></text:h>
      <text:p text:style-name="P7"/>
      <text:p text:style-name="P8">UML che descrive architettura</text:p>
      <text:h text:style-name="P2" text:outline-level="1"><text:bookmark-start text:name="__RefHeading___Toc109_3762530409"/>Tecnologie<text:bookmark-end text:name="__RefHeading___Toc109_3762530409"/></text:h>
      <text:p text:style-name="P7"/>
      <text:p text:style-name="P16">Per realizzare il software che verrà dato a disposizone dell<text:span text:style-name="T1">a Stazione Concordia </text:span>il team di sviluppo ha individuato le seguenti tecnologie necessarie per la sua implementazione:</text:p>
      <text:list xml:id="list61358867" text:style-name="L12">
        <text:list-item>
          <text:p text:style-name="P17"><text:span text:style-name="T4">Trello API</text:span></text:p>
        </text:list-item>
        <text:list-item>
          <text:p text:style-name="P18"><text:span text:style-name="T4">S</text:span><text:span text:style-name="T2">QL server</text:span></text:p>
        </text:list-item>
      </text:list>
      <text:h text:style-name="P2" text:outline-level="1"><text:bookmark-start text:name="__RefHeading___Toc111_3762530409"/>Test<text:bookmark-end text:name="__RefHeading___Toc111_3762530409"/></text:h>
      <text:p text:style-name="P7"/>
      <text:p text:style-name="P7">Thi</text:p>
      <text:h text:style-name="P2" text:outline-level="1"><text:bookmark-start text:name="__RefHeading___Toc113_3762530409"/>Tempistiche<text:bookmark-end text:name="__RefHeading___Toc113_3762530409"/></text:h>
      <text:p text:style-name="P7"/>
      <text:p text:style-name="P7">This </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Bahnschrift" svg:font-family="Bahnschrift"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Cascadia Code SemiBold" svg:font-family="'Cascadia Code SemiBold'" style:font-family-generic="modern" style:font-pitch="fixed"/>
    <style:font-face style:name="Cascadia Code SemiBold1" svg:font-family="'Cascadia Code SemiBold'" style:font-adornments="SemiBold" style:font-family-generic="modern" style:font-pitch="fixed"/>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MV Boli" svg:font-family="'MV Boli'" style:font-pitch="variable"/>
    <style:font-face style:name="Microsoft PhagsPa" svg:font-family="'Microsoft PhagsPa'"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Nirmala UI" svg:font-family="'Nirmala UI'" style:font-family-generic="swiss" style:font-pitch="variable"/>
    <style:font-face style:name="OpenSymbol" svg:font-family="OpenSymbol" style:font-charset="x-symbol"/>
    <style:font-face style:name="Segoe UI" svg:font-family="'Segoe UI'" style:font-family-generic="swiss" style:font-pitch="variable"/>
    <style:font-face style:name="Source Sans Pro" svg:font-family="'Source Sans Pro'" style:font-family-generic="swiss" style:font-pitch="variable"/>
    <style:font-face style:name="apple-system" svg:font-family="apple-system, BlinkMacSystemFont, 'Segoe UI', Roboto, 'Noto Sans', Ubuntu, 'Droid Sans', 'Helvetica Neue',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ext-properties style:font-name="Arial3" fo:font-family="Arial" style:font-style-name="Regular"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12:03:32.018000000</meta:creation-date>
    <dc:date>2023-05-31T16:12:22.424000000</dc:date>
    <meta:editing-duration>PT4H8M51S</meta:editing-duration>
    <meta:editing-cycles>2</meta:editing-cycles>
    <meta:generator>LibreOffice/7.5.0.3$Windows_X86_64 LibreOffice_project/c21113d003cd3efa8c53188764377a8272d9d6de</meta:generator>
    <meta:document-statistic meta:table-count="0" meta:image-count="0" meta:object-count="0" meta:page-count="3" meta:paragraph-count="48" meta:word-count="507" meta:character-count="3365" meta:non-whitespace-character-count="2923"/>
  </office:meta>
</office:document-meta>
</file>